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'Helvetica Neue', Arial, Helvetica, sans-serif"/>
    <style:font-face style:name="Tahoma1" svg:font-family="Tahoma"/>
    <style:font-face style:name="georgia" svg:font-family="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language="ru" fo:country="RU"/>
    </style:style>
    <style:style style:name="P5" style:family="paragraph" style:parent-style-name="Text_20_body">
      <style:paragraph-properties fo:margin-left="0.397cm" fo:margin-right="0.397cm" fo:margin-top="0.397cm" fo:margin-bottom="0cm" fo:text-align="start" style:justify-single-word="false" fo:orphans="2" fo:widows="2" fo:text-indent="0cm" style:auto-text-indent="false"/>
      <style:text-properties fo:font-variant="normal" fo:text-transform="none" style:font-name="georgia" fo:font-size="12pt" fo:letter-spacing="normal" fo:font-style="normal" fo:font-weight="normal"/>
    </style:style>
    <style:style style:name="P6" style:family="paragraph" style:parent-style-name="Text_20_body">
      <style:paragraph-properties fo:margin-left="0.397cm" fo:margin-right="0.397cm" fo:margin-top="0.397cm" fo:margin-bottom="0cm" fo:text-align="start" style:justify-single-word="false" fo:orphans="2" fo:widows="2" fo:text-indent="0cm" style:auto-text-indent="false"/>
      <style:text-properties fo:font-variant="normal" fo:text-transform="none" style:font-name="Lato" fo:font-size="11.25pt" fo:letter-spacing="normal" fo:font-style="normal" fo:font-weight="normal"/>
    </style:style>
    <style:style style:name="P7" style:family="paragraph" style:parent-style-name="Heading_20_2">
      <style:text-properties fo:font-variant="normal" fo:text-transform="none" style:font-name="Lato" fo:font-size="11.25pt" fo:letter-spacing="normal" fo:language="ru" fo:country="RU" fo:font-style="normal" fo:font-weight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696969" fo:font-size="9pt"/>
    </style:style>
    <style:style style:name="T4" style:family="text">
      <style:text-properties style:font-name="georgia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Ценовые тригеры:</text:p>
      <text:p text:style-name="P1">1 ценовые уровни бывших максимумов и минимумов с круглыми значениями 0 и 5 </text:p>
      <text:p text:style-name="P1">2 коррекции: — 38, 50 или 62% от последнего трендового движения</text:p>
      <text:p text:style-name="P1"/>
      <text:p text:style-name="P1"><text:tab/>стратегия: <text:tab/>2 скользящиесредние</text:p>
      <text:p text:style-name="P1">реверсивная. Периоды 9 и 26</text:p>
      <text:p text:style-name="P1"/>
      <text:p text:style-name="P1"><text:tab/><text:tab/><text:tab/>контртрендовые</text:p>
      <text:p text:style-name="P1"><text:tab/>стратегия <text:span text:style-name="T2">RSI </text:span></text:p>
      <text:p text:style-name="P1">периоды 14 или 9. уровни 70 и 30</text:p>
      <text:p text:style-name="P1"/>
      <text:p text:style-name="P1"/>
      <text:p text:style-name="P1">Трендовые стратегии. Удаление пилообразных движений</text:p>
      <text:p text:style-name="P1"/>
      <text:p text:style-name="P1"/>
      <text:p text:style-name="P1"/>
      <text:p text:style-name="Standard">- временны е модели, такие как периоды выжидания при «пилообраз-</text:p>
      <text:p text:style-name="Standard">ных движениях» и модификация временны х горизонтов; <text:span text:style-name="T1">пр_ <text:s/>выжидание </text:span><text:span text:style-name="T2">N </text:span><text:span text:style-name="T1">баров после сингала. Если все ок, то покупка </text:span></text:p>
      <text:p text:style-name="Standard"/>
      <text:p text:style-name="Standard"><text:span text:style-name="T1">-</text:span> величина прорыва за скользящую среднюю ; <text:span text:style-name="T1">конверт скользящей средней(является задание необходимой величины прорыва за скользящую</text:span></text:p>
      <text:p text:style-name="P1">среднюю, так называемого конверта скользящей средней. Такие конверты</text:p>
      <text:p text:style-name="P1">формируются путем сдвигания скользящей средней вверх и вниз на опре-</text:p>
      <text:p text:style-name="P1">деленный процент. Значимые торговые сигналы генерируются, когда ры-</text:p>
      <text:p text:style-name="P1">нок выходит за верхнюю или нижнюю границу конверта)</text:p>
      <text:p text:style-name="Standard"/>
      <text:p text:style-name="Standard"><text:span text:style-name="T1">-</text:span> введение второго индикатора или ценового триггера, такого как бы-</text:p>
      <text:p text:style-name="Standard">строе достижение новых максимумов или минимумов или пересече-</text:p>
      <text:p text:style-name="Standard">ние нулевого уровня 10-периодным индикатором импульса. </text:p>
      <text:p text:style-name="P1">Доп индикаторы :волатильность или индекс среднего направления движения</text:p>
      <text:p text:style-name="P1">(ADX ), который количественно характеризует склонность рынка к фор-</text:p>
      <text:p text:style-name="P1">мированию тренда6</text:p>
      <text:p text:style-name="P1"/>
      <text:p text:style-name="P1"/>
      <text:p text:style-name="P1"><text:tab/>стратегия против конверта</text:p>
      <text:p text:style-name="P1">вход: граница конверта</text:p>
      <text:p text:style-name="P1">выход: профит(на скользящей стредней или при достижении определенного % прибыли), стоп(на границе более широкого конверта или % от стоимости контракта в момент открытия позиции)</text:p>
      <text:p text:style-name="P1"/>
      <text:p text:style-name="P1"><text:tab/>точка для входа: <text:span text:style-name="T2">if price </text:span>пробивает <text:span text:style-name="T2">MA, </text:span>но <text:span text:style-name="T2">MA </text:span>сохраняет прежний импульс. т. е. <text:span text:style-name="T2">MA[0]&gt;MA[-1] </text:span>при бычьем тренде и наоборот.</text:p>
      <text:p text:style-name="P1"/>
      <text:p text:style-name="P1">Две и три пересекающиеся скользящие средние Мы уже говорили о тор-</text:p>
      <text:p text:style-name="P1">говых системах с двумя пересекающимися скользящими средними. Инди-</text:p>
      <text:p text:style-name="P1">катор Ишимоку Кинко Хёо аналогичен традиционным пересекающимся</text:p>
      <text:p text:style-name="P1">скользящим средним с тем лишь отличием, что для скользящих средних</text:p>
      <text:p text:style-name="P1">заданы периоды 9 и 26. В индикатор Ишимоку встроен также период</text:p>
      <text:p text:style-name="P1">выжидания при «пилообразных движениях», поскольку для сигнала</text:p>
      <text:p text:style-name="P1">входа нужно не только, чтобы 9-дневная скользящая средняя пересекла</text:p>
      <text:p text:style-name="P1">26-дневную, но чтобы 26-дневная скользящая средняя начала двигаться</text:p>
      <text:p text:style-name="P1"><text:soft-page-break/>в направлении пересечения </text:p>
      <text:p text:style-name="P1"/>
      <text:p text:style-name="P1"/>
      <text:p text:style-name="P1"><text:tab/>3 скользящие средние</text:p>
      <text:p text:style-name="P1">Для входа в сделку необходимо, чтобы</text:p>
      <text:p text:style-name="P1">краткосрочная скользящая средняя находилась выше промежуточной</text:p>
      <text:p text:style-name="P1">скользящей средней, а промежуточная — выше долгосрочной. В тот мо-</text:p>
      <text:p text:style-name="P1">мент, когда краткосрочная скользящая средняя оказывается между двумя</text:p>
      <text:p text:style-name="P1">другими скользящими средними, генерируется сигнал ликвидации от-</text:p>
      <text:p text:style-name="P1">крытых позиций, и нейтральная позиция сохраняется до тех пор, пока</text:p>
      <text:p text:style-name="P1">все три кривые не выстроятся соответствующим образом.</text:p>
      <text:p text:style-name="P1">9-, 26- и 52-дневными</text:p>
      <text:p text:style-name="P1"/>
      <text:p text:style-name="P1"><text:tab/>Схождение / расхождение скользящих средних MACD</text:p>
      <text:p text:style-name="P3">MACD = <text:span text:style-name="T1">экспоненциальная </text:span>MA(13) - <text:span text:style-name="T1">экспоненциальная </text:span>MA(<text:span text:style-name="T1">26</text:span>)</text:p>
      <text:p text:style-name="P1">Сигнальная MACD = экспоненциальная <text:span text:style-name="T2">MA(</text:span>9<text:span text:style-name="T2">) </text:span>от <text:span text:style-name="T2">MACD</text:span></text:p>
      <text:p text:style-name="P1"><text:s/>Индикатор MACD обычно используется как торговая система «стоп и разворот», в которой</text:p>
      <text:p text:style-name="P1">сигналы «стоп» и «разворот» генерируются, когда линия MACD пересекает сигнальную линию MACD</text:p>
      <text:p text:style-name="P1"/>
      <text:p text:style-name="P1"><text:tab/>Индикатор направленного движения и индекс среднего направления движения</text:p>
      <text:p text:style-name="P1">Индикатор направленного движения (DMI ) — это разрабо-</text:p>
      <text:p text:style-name="P1">танный Уэллсом Уайлдером индикатор следования за трендом , который</text:p>
      <text:p text:style-name="P1">характеризует силу рынка и направление его движения. Вместо цены</text:p>
      <text:p text:style-name="P1">закрытия для каждого периода в качестве входной информации в DMI ис-</text:p>
      <text:p text:style-name="P1">пользуется чистое направленное движение периода. Чистое направлен-</text:p>
      <text:p text:style-name="P1">ное движение определяется как наибольшая часть ценового интервала</text:p>
      <text:p text:style-name="P1">текущего периода, лежащая за пределами ценового интервала предыду-</text:p>
      <text:p text:style-name="P1">щего периода, и рассчитывается отдельно для положительного движения</text:p>
      <text:p text:style-name="P1">(+DI) и отрицательного движения (–DI)9</text:p>
      <text:p text:style-name="P1">Если +DI больше, чем –DI, то говорят о восходящем рыночном трен-</text:p>
      <text:p text:style-name="P1">де; если –DI больше, чем +DI, то индикатор указывает на медвежий</text:p>
      <text:p text:style-name="P1">тренд. Поскольку направление движения рынка определяется тем, выше</text:p>
      <text:p text:style-name="P1">или ниже нуля находится значение DMI , мы получаем еще одну систему</text:p>
      <text:p text:style-name="P1">«стоп и разворот» (рис. 2.12).</text:p>
      <text:p text:style-name="P1"><text:tab/>Индекс среднего направления движения, или ADX , характеризует от-</text:p>
      <text:p text:style-name="P1">носительную силу рыночного тренда. Он определяется путем 9-периодно-</text:p>
      <text:p text:style-name="P1">го сглаживания результатов деления разницы между абсолютным значе-</text:p>
      <text:p text:style-name="P1">нием +DI и DI на сумму +DI и DI. Если полученный результат выше 20%,</text:p>
      <text:p text:style-name="P1">то рынок считается трендовым; значение менее 20% указывает на боко-</text:p>
      <text:p text:style-name="P1">вое движение (рис. 2.13).</text:p>
      <text:p text:style-name="P1">При сравнении рис. 2.12 и 2.13 видно, что добавление ADX ухудшает</text:p>
      <text:p text:style-name="P1">результативность системы. Хотя на основе изучения отдельно взятого</text:p>
      <text:p text:style-name="P1">случая невозможно сделать определенное заключение, я привожу его</text:p>
      <text:p text:style-name="P1">как сигнал предупреждения. Простое объединение поставщиками ин-</text:p>
      <text:p text:style-name="P1">формации или разработчиками индикаторов двух методов не обязатель-</text:p>
      <text:p text:style-name="P1">но приводит к повышению прибыльности.</text:p>
      <text:p text:style-name="P1">До настоящего времени я использовал дифференциальные ос-</text:p>
      <text:p text:style-name="P1">цилляторы только для создания систем следования за трендом на основе</text:p>
      <text:p text:style-name="P4">индикаторов, пересекающих нулевую линию.</text:p>
      <text:p text:style-name="P1"/>
      <text:p text:style-name="P1"><text:tab/>Параболическая система Последним из рассматриваемых нами ме-</text:p>
      <text:p text:style-name="P1"><text:soft-page-break/>тодов следования за трендом на основе индикаторов является парабо-</text:p>
      <text:p text:style-name="P1">лическая система Уайлдера, или система «стоп и разворот» (SAR ). Это</text:p>
      <text:p text:style-name="P1">еще одна постоянно используемая на рынке система следования за трен-</text:p>
      <text:p text:style-name="P1">дом, генерирующая сигналы стоп и разворот в определенных точках па-</text:p>
      <text:p text:style-name="P1">раболической кривой по мере формирования тренда. Параболическая</text:p>
      <text:p text:style-name="P1">кривая уровней стоп и разворот строится путем включения в индикатор</text:p>
      <text:p text:style-name="P1">коэффициента ускорения10.</text:p>
      <text:p text:style-name="P1">Ключом успеха параболических систем является способность выявле-</text:p>
      <text:p text:style-name="P1">ния устойчивых трендов на рынке. В главе 3 этот вопрос рассматривается</text:p>
      <text:p text:style-name="P1">более детально; здесь же достаточно отметить, что определенные клас-</text:p>
      <text:p text:style-name="P1">сы активов имеют более высокую склонность к формированию трендов.</text:p>
      <text:p text:style-name="P1">Если глубина представлений трейдера о фундаментальных показателях</text:p>
      <text:p text:style-name="P1">не позволяет ему с высокой вероятностью распознавать устойчивые</text:p>
      <text:p text:style-name="P1">тренды, в качестве инструмента следует использовать параболическую</text:p>
      <text:p text:style-name="P1">систему Уайлдера (рис. 2.14).</text:p>
      <text:p text:style-name="P1">Если SAR работает плохо на многих рынках, логичной кажется тор-</text:p>
      <text:p text:style-name="P1">говля против ее сигналов стоп и разворот аналогично тому, как мы</text:p>
      <text:p text:style-name="P1">предлагали это в случае с конвертами скользящих средних. В целях</text:p>
      <text:p text:style-name="P1">изучения возможностей мы успешно преобразовывали конверты</text:p>
      <text:p text:style-name="P1">из системы следования за трендом в систему со скользящей средней ,</text:p>
      <text:p text:style-name="P1">торгуя против всех генерируемых сигналов и добавляя безопасный</text:p>
      <text:p text:style-name="P1">выход для исключения неограниченного риска в случае продолжения</text:p>
      <text:p text:style-name="P1">рыночного тренда.</text:p>
      <text:p text:style-name="P1"/>
      <text:p text:style-name="P1"><text:tab/>ИНДИКАТОРЫ СЛЕДОВАНИЯ ЗА ТРЕНДОМ НА ОСНОВЕ ЦЕНОВЫХ ДВИЖЕНИЙ: ПРОБОЙ КАНАЛА ДОНЧИАНА</text:p>
      <text:p text:style-name="P1">Система пробоя канала, или n-периодная система Ричарда Дончиана</text:p>
      <text:p text:style-name="P3"><text:span text:style-name="T1">торговый сигнал:</text:span></text:p>
      <text:p text:style-name="P3">if price &gt;= <text:span text:style-name="T1">min(за </text:span>n <text:span text:style-name="T1">периодов по умолчанию 20) покупка </text:span></text:p>
      <text:p text:style-name="P3">if price &lt;= <text:span text:style-name="T1">m</text:span>ax<text:span text:style-name="T1">(за </text:span>n <text:span text:style-name="T1">периодов по умолчанию 20) продажа</text:span></text:p>
      <text:p text:style-name="P4"/>
      <text:p text:style-name="P1"/>
      <text:p text:style-name="P1"><text:tab/><text:tab/>ВОЗВРАТ К СРЕДНЕМУ: ОСЦИЛЛЯТОРЫ</text:p>
      <text:p text:style-name="P1">Стохастические осцилляторы Стохастические осцилляторы, разрабо-</text:p>
      <text:p text:style-name="P1">танные Джорджем Лейном , основаны на том свойстве рынка, что при до-</text:p>
      <text:p text:style-name="P1">стижении им неустойчивых экстремальных значений дневные цены за-</text:p>
      <text:p text:style-name="P1">крытия оказываются ближе к верхней (перекупленность) или к нижней</text:p>
      <text:p text:style-name="P1"/>
      <text:p text:style-name="P1">(перепроданность) границе дневного диапазона. Когда рынок теряет</text:p>
      <text:p text:style-name="P1">импульс, цены закрытия смещаются в противоположную сторону.</text:p>
      <text:p text:style-name="P1"/>
      <text:p text:style-name="P1">Показатель быстрый %K, или %K, показывает в процентном выраже-</text:p>
      <text:p text:style-name="P1">нии, где находится последняя цена закрытия относительно общего цено-</text:p>
      <text:p text:style-name="P1">вого диапазона за определенное количество дней (по умолчанию чаще</text:p>
      <text:p text:style-name="P1"/>
      <text:p text:style-name="P1">всего используются значения 9 и 14 дней). Быстрый %K используется</text:p>
      <text:p text:style-name="P1">для расчета быстрого стохастического осциллятора .</text:p>
      <text:p text:style-name="P3">SK( MA(3) <text:span text:style-name="T1">от </text:span>%K)</text:p>
      <text:p text:style-name="P1">SD <text:span text:style-name="T2">( <text:s/>MA(3) </text:span>от <text:span text:style-name="T2">SK)</text:span></text:p>
      <text:p text:style-name="P3">if <text:span text:style-name="T1">(</text:span>SK <text:span text:style-name="T1">пересекает </text:span>SD <text:s/><text:span text:style-name="T1">в зоне перекупленности или перепроданности) </text:span>{</text:p>
      <text:p text:style-name="P3"><text:span text:style-name="T1"><text:tab/>покупка</text:span></text:p>
      <text:p text:style-name="P3"><text:span text:style-name="T1"><text:tab/></text:span>}</text:p>
      <text:p text:style-name="P1"><text:soft-page-break/>В любой версии формируются две кривые, которые колеблются в диа-</text:p>
      <text:p text:style-name="P1">пазоне значений от 0 до 100. </text:p>
      <text:p text:style-name="P1">перекупленность диапазон между 70 и 80, а </text:p>
      <text:p text:style-name="P1">перепроданности — между 30 и 20. </text:p>
      <text:p text:style-name="P1"/>
      <text:p text:style-name="P1"><text:tab/>стратегия:</text:p>
      <text:p text:style-name="P1">Четырнадцатидневные стохастические осцилляторы с экстремумами</text:p>
      <text:p text:style-name="P1">генерируют сигналы на покупку, когда SD опускается ниже 15, и сигна-</text:p>
      <text:p text:style-name="P1">лы на продажу, когда SD поднимается выше 85. Выход с прибылью</text:p>
      <text:p text:style-name="P1">осуществляется, когда SD превышает 30, но не достигает 70, а уровень</text:p>
      <text:p text:style-name="P1">безопасного выхода определяется как 2,5% от стоимости активов в мо-</text:p>
      <text:p text:style-name="P1">мент входа </text:p>
      <text:p text:style-name="P4"/>
      <text:p text:style-name="P1"/>
      <text:p text:style-name="P1"><text:tab/><text:tab/><text:tab/><text:tab/><text:tab/>RSI </text:p>
      <text:p text:style-name="P1">Как и стохастические осцилляторы, он строится на шкале</text:p>
      <text:p text:style-name="P1">от 0 до 100, а значения 70 / 30 широко используются в качестве пара-</text:p>
      <text:p text:style-name="P1">метров границы перекупленности / перепроданности. Аналогично сто-</text:p>
      <text:p text:style-name="P1">хастическим осцилляторам RSI чаще всего имеет периоды 9 и 14 дней.</text:p>
      <text:p text:style-name="P1"/>
      <text:p text:style-name="P3">If ( RSI(14) &gt;70 ) <text:span text:style-name="T1">покупка</text:span></text:p>
      <text:p text:style-name="P3">if ( RSI(14) &lt;30 ) <text:span text:style-name="T1">короткая продажа</text:span></text:p>
      <text:p text:style-name="P3"><text:span text:style-name="T1"/></text:p>
      <text:p text:style-name="P3">if ( RSI(14) &lt;65 ) <text:span text:style-name="T1">закрытие покупки</text:span></text:p>
      <text:p text:style-name="P3">if ( RSI(14) &gt;35 ) <text:span text:style-name="T1">закрытие короткой продажи</text:span></text:p>
      <text:p text:style-name="P3"><text:span text:style-name="T1"/></text:p>
      <text:p text:style-name="P1"><text:span text:style-name="T2">stop loss: </text:span>2,5% от стоимости активов в момент входа.</text:p>
      <text:p text:style-name="P4"/>
      <text:p text:style-name="P1"/>
      <text:p text:style-name="P1">Импульс и темп изменения (ROC ) Эти осцилляторы дают очень сходные</text:p>
      <text:p text:style-name="P1">результаты, поскольку оба характеризуют взаимосвязь цены закрытия x</text:p>
      <text:p text:style-name="P1">предыдущих периодов (по умолчанию для этих индикаторов чаще всего</text:p>
      <text:p text:style-name="P1">используются 10 периодов) с последней ценой закрытия. (В случае им-</text:p>
      <text:p text:style-name="P1">пульса из цены закрытия x предыдущих периодов вычитается последняя</text:p>
      <text:p text:style-name="P1">цена закрытия, а в случае ROC первое делится на второе.) Если послед-</text:p>
      <text:p text:style-name="P1">няя цена закрытия выше цены закрытия x предыдущих периодов, то ос-</text:p>
      <text:p text:style-name="P1">циллятор положителен, если ниже — то осциллятор отрицателен. Таким</text:p>
      <text:p text:style-name="P1">образом, эти осцилляторы пригодны для систем следования за трендом</text:p>
      <text:p text:style-name="P1">«стоп и разворот», в которых сигналы на покупку и продажу генериру-</text:p>
      <text:p text:style-name="P1">ются при пересечении нулевого уровня.</text:p>
      <text:p text:style-name="P1"/>
      <text:p text:style-name="P1">Сопоставление рис. 2.19 и 2.20 показывает, что эти системы зачастую</text:p>
      <text:p text:style-name="P1">дают сходные результаты, а следовательно, их одновременное использо-</text:p>
      <text:p text:style-name="P4">вание мало что дает с точки зрения диверсификации.</text:p>
      <text:p text:style-name="P1"/>
      <text:p text:style-name="P1">Статистические осцилляторы В основе этих осцилляторов лежит такой</text:p>
      <text:p text:style-name="P1">статистический показатель, как стандартное отклонение (математическая</text:p>
      <text:p text:style-name="P1"/>
      <text:p text:style-name="P1">величина, показывающая, насколько велико отклонение данных от сред-</text:p>
      <text:p text:style-name="P1">него значения). Вместо сравнения текущих цен с прошлыми в процентном</text:p>
      <text:p text:style-name="P1"/>
      <text:p text:style-name="P1">выражении статистические осцилляторы строятся на сравнении текущих</text:p>
      <text:p text:style-name="P1"><text:soft-page-break/></text:p>
      <text:p text:style-name="P1">цен со статистической характеристикой движения прошлых цен (отклоне-</text:p>
      <text:p text:style-name="P1">нием от среднего для совокупности данных). В таких осцилляторах стан-</text:p>
      <text:p text:style-name="P1">дартное отклонение цен за определенный период принимается за пока-</text:p>
      <text:p text:style-name="P1">затель «нормального» движения цен, а затем текущая цена сравнивается</text:p>
      <text:p text:style-name="P1"/>
      <text:p text:style-name="P1">с нормальной для определения импульса рынка. Преимуществом такого</text:p>
      <text:p text:style-name="P1">подхода является то, что стандартный уровень, с которым сравниваются</text:p>
      <text:p text:style-name="P1">текущие цены, изменяется в ответ на изменение рыночной волатильности.</text:p>
      <text:p text:style-name="P4"/>
      <text:p text:style-name="P1"/>
      <text:p text:style-name="P4">Полосы Боллинджера Этот осциллятор популяризирован ДжономБоллинджером , начинавшим карьеру как рыночный аналитик на кана-</text:p>
      <text:p text:style-name="P1">ле CNBC. Он определяется путем расчета стандартного отклонения цен</text:p>
      <text:p text:style-name="P1">за определенный период времени (Боллинджер использовал 20 перио-</text:p>
      <text:p text:style-name="P1">дов в качестве значения по умолчанию) с последующим прибавлением</text:p>
      <text:p text:style-name="P1">и вычитанием двух стандартных отклонений из простой 20-периодной</text:p>
      <text:p text:style-name="P1">скользящей средней . Постоянный пересчет стандартного отклонения</text:p>
      <text:p text:style-name="P1">с учетом последних цен позволяет подстраиваться под изменения рыноч-</text:p>
      <text:p text:style-name="P1">ной волатильности, поскольку уровни перекупленности и перепродан-</text:p>
      <text:p text:style-name="P1">ности труднее достигаются на волатильном рынке и легче на спокойном.</text:p>
      <text:p text:style-name="P1">Из-за того, что полосы Боллинджера строятся на основе двух стандартных</text:p>
      <text:p text:style-name="P1">отклонений от 20-дневной скользящей средней , они теоретически должны</text:p>
      <text:p text:style-name="P1">охватывать 97% всех ценовых движений. Когда рынок выходит за пределы</text:p>
      <text:p text:style-name="P1">верхней или нижней границы, такое движение традиционно рассматрива-</text:p>
      <text:p text:style-name="P1">ется как неустойчивое. Практика показывает, что чаще всего это действи-</text:p>
      <text:p text:style-name="P1">тельно так, и полосы Боллинджера широко используются в качестве основы</text:p>
      <text:p text:style-name="P1">для создания торговых систем на основе возврата к среднему</text:p>
      <text:p text:style-name="P1">Если конверты скользящих средних и параболическая система Уайлде-</text:p>
      <text:p text:style-name="P1">ра — индикаторы следования за трендом — используются для создания</text:p>
      <text:p text:style-name="P1">контртрендовых систем, то логично предположить, что процентные ин-</text:p>
      <text:p text:style-name="P1">дикаторы вроде полос Боллинджера, т.е. инструменты на основе возврата</text:p>
      <text:p text:style-name="P1">к среднему , могут оказаться ценными при создании систем следования</text:p>
      <text:p text:style-name="P1">за трендами. На практике прорыв верхней или нижней границы может</text:p>
      <text:p text:style-name="P1">сигнализировать о начале сильного и устойчивого тренда,</text:p>
      <text:p text:style-name="P4"/>
      <text:p text:style-name="P1">Индекс товарного канала </text:p>
      <text:p text:style-name="P1"/>
      <text:p text:style-name="P1"/>
      <text:p text:style-name="P1">Этот индекс (CCI ) определяется как отклоне-</text:p>
      <text:p text:style-name="P1">ние сегодняшней цены от скользящей средней (обычно 20-периодной),</text:p>
      <text:p text:style-name="P1">которое делится на среднее отклонение цен, умноженное на 0,01512. Хотя</text:p>
      <text:p text:style-name="P1">Дональд Ламберт , разработчик CCI, исходно предполагал использовать</text:p>
      <text:p text:style-name="P1">осциллятор в качестве индикатора следования за трендом , который гене-</text:p>
      <text:p text:style-name="P1">рирует сигнал на покупку при значении более +100 и на продажу при зна-</text:p>
      <text:p text:style-name="P1">чении менее –100 (рис. 2.23), в настоящее время он обычно используется</text:p>
      <text:p text:style-name="P1">как индикатор возврата к среднему . Технические аналитики расходятся</text:p>
      <text:p text:style-name="P1">в оценках уровня, который следует считать неустойчивым для индикатора.</text:p>
      <text:p text:style-name="P1">Одни считают уровни более +100 и менее –100 уровнями перекупленности</text:p>
      <text:p text:style-name="P1">и перепроданности, другие начинают торговать против тренда на уровнях</text:p>
      <text:p text:style-name="P4">более +200 и менее –200 в расчете на возврат к среднему</text:p>
      <text:p text:style-name="P1"><text:soft-page-break/></text:p>
      <text:p text:style-name="P1"/>
      <text:p text:style-name="P1"/>
      <text:p text:style-name="P1"><text:tab/>входы </text:p>
      <text:p text:style-name="P1">В данном случае мы ставили защитный стоп-ордер на уровне</text:p>
      <text:p text:style-name="P1"/>
      <text:p text:style-name="P1">2,5 стандартных отклонений от 20-дневной скользящей средней и уста-</text:p>
      <text:p text:style-name="P1">навливали, что для входа рынок должен торговаться на уровне менее</text:p>
      <text:p text:style-name="P1"/>
      <text:p text:style-name="P1">2,5 стандартных отклонений от 20-дневной скользящей средней</text:p>
      <text:p text:style-name="P1"/>
      <text:p text:style-name="P4"/>
      <text:p text:style-name="P1"/>
      <text:h text:style-name="P7" text:outline-level="2">Требуется разработчик C++</text:h>
      <text:p text:style-name="P6"><text:span text:style-name="T1">Требования:</text:span><text:span text:style-name="T4"><text:line-break/>• понимание и умение работать с inline assembly, в т.ч. с векторными инструкциями<text:line-break/>• понимание принципов работы современных суперскалярных CPU, знание особенностей архитектуры Intel Core (NUMA, кэш, конвейер, branch prediction, OoOE)<text:line-break/>• знание сетевых технологий, основных протоколов<text:line-break/>• практические навыки в области разработки low-latency кода, lock-free алгоритмов<text:line-break/>• понимание архитектуры ядра Linux (в особенности планировщика задач) и опыт разработки под него (сокеты, IPC)</text:span><text:line-break/>• <text:span text:style-name="T4">опыт использования методов обхода сетевого стэка уровня ОС (DPDK, VMA, OpenOnload)<text:line-break/>• опыт разработки под CUDA, OpenCL<text:line-break/></text:span></text:p>
      <text:p text:style-name="P1">Подробности в лич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'Helvetica Neue', Arial, Helvetica, sans-serif"/>
    <style:font-face style:name="Tahoma1" svg:font-family="Tahoma"/>
    <style:font-face style:name="georgia" svg:font-family="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3H16M44S</meta:editing-duration>
    <meta:editing-cycles>4</meta:editing-cycles>
    <meta:generator>OpenOffice/4.1.5$Win32 OpenOffice.org_project/415m1$Build-9789</meta:generator>
    <dc:date>2018-07-02T18:12:08.27</dc:date>
    <meta:document-statistic meta:table-count="0" meta:image-count="0" meta:object-count="0" meta:page-count="6" meta:paragraph-count="216" meta:word-count="1840" meta:character-count="13193"/>
    <meta:user-defined meta:name="Info 1"/>
    <meta:user-defined meta:name="Info 2"/>
    <meta:user-defined meta:name="Info 3"/>
    <meta:user-defined meta:name="Info 4"/>
  </office:meta>
</office:document-meta>
</file>